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ndidateComponentsIndexLoaderTests.loadIndexNo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ndidateComponentsIndexLoaderTests.loadIndex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LoaderTests.loadIndexSeveralMatch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ndidateComponentsIndexLoaderTests.loadIndexNoSpringComponent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andidateComponentsIndexLoaderTests.loadIndexNo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LoaderTests.loadIndexSingl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ndidateComponentsIndexLoaderTests.loadIndexWith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ndidateComponentsIndexLoaderTests.validateIndexIsDisabledBy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